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.1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1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3.414cm" svg:x="5.8cm" svg:y="3.5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55cm" svg:y1="3.576cm" svg:x2="10.55cm" svg:y2="2.094cm">
          <text:p/>
        </draw:line>
        <draw:line draw:style-name="gr2" draw:text-style-name="P1" draw:layer="layout" svg:x1="6.343cm" svg:y1="16.366cm" svg:x2="9.193cm" svg:y2="12.155cm">
          <text:p/>
        </draw:line>
        <draw:line draw:style-name="gr2" draw:text-style-name="P1" draw:layer="layout" svg:x1="6.411cm" svg:y1="16.678cm" svg:x2="9.397cm" svg:y2="15.352cm">
          <text:p/>
        </draw:line>
        <draw:line draw:style-name="gr2" draw:text-style-name="P1" draw:layer="layout" svg:x1="9.396cm" svg:y1="12.155cm" svg:x2="11.703cm" svg:y2="13.013cm">
          <text:p/>
        </draw:line>
        <draw:line draw:style-name="gr2" draw:text-style-name="P1" draw:layer="layout" svg:x1="12.179cm" svg:y1="13.558cm" svg:x2="14.69cm" svg:y2="16.366cm">
          <text:p/>
        </draw:line>
        <draw:line draw:style-name="gr2" draw:text-style-name="P1" draw:layer="layout" svg:x1="9.396cm" svg:y1="11.375cm" svg:x2="10.55cm" svg:y2="5.214cm">
          <text:p/>
        </draw:line>
        <draw:frame draw:style-name="gr3" draw:layer="layout" svg:width="0.959cm" svg:height="1.374cm" svg:x="5.868cm" svg:y="16.288cm">
          <draw:text-box>
            <text:p>D</text:p>
          </draw:text-box>
        </draw:frame>
        <draw:frame draw:style-name="gr4" draw:layer="layout" svg:width="0.925cm" svg:height="0.984cm" svg:x="11.771cm" svg:y="12.808cm">
          <draw:text-box>
            <text:p>E</text:p>
          </draw:text-box>
        </draw:frame>
        <draw:frame draw:style-name="gr5" draw:layer="layout" svg:width="0.959cm" svg:height="0.962cm" svg:x="14.621cm" svg:y="16.318cm">
          <draw:text-box>
            <text:p>C</text:p>
          </draw:text-box>
        </draw:frame>
        <draw:frame draw:style-name="gr6" draw:layer="layout" svg:width="0.925cm" svg:height="0.962cm" svg:x="9.515cm" svg:y="14.68cm">
          <draw:text-box>
            <text:p>B</text:p>
          </draw:text-box>
        </draw:frame>
        <draw:frame draw:style-name="gr7" draw:layer="layout" svg:width="0.925cm" svg:height="0.962cm" svg:x="8.972cm" svg:y="11.404cm">
          <draw:text-box>
            <text:p>A</text:p>
          </draw:text-box>
        </draw:frame>
        <draw:frame draw:style-name="gr8" draw:layer="layout" svg:width="0.891cm" svg:height="0.962cm" svg:x="10.141cm" svg:y="4.241cm">
          <draw:text-box>
            <text:p>F</text:p>
          </draw:text-box>
        </draw:frame>
        <draw:frame draw:style-name="gr9" draw:layer="layout" svg:width="0.997cm" svg:height="0.962cm" svg:x="10.145cm" svg:y="1.5cm">
          <draw:text-box>
            <text:p>G</text:p>
          </draw:text-box>
        </draw:frame>
        <draw:line draw:style-name="gr2" draw:text-style-name="P1" draw:layer="layout" svg:x1="10.211cm" svg:y1="14.884cm" svg:x2="11.772cm" svg:y2="13.402cm">
          <text:p/>
        </draw:line>
        <draw:line draw:style-name="gr2" draw:text-style-name="P1" draw:layer="layout" svg:x1="10.754cm" svg:y1="5.292cm" svg:x2="11.975cm" svg:y2="12.701cm">
          <text:p/>
        </draw:line>
        <draw:frame draw:style-name="gr10" draw:layer="layout" svg:width="5.54cm" svg:height="2.384cm" svg:x="1.4cm" svg:y="2.3cm">
          <draw:text-box>
            <text:p>3a)</text:p>
            <text:p/>
            <text:p>Proof (b) is planar</text:p>
          </draw:text-box>
        </draw:frame>
        <draw:frame draw:style-name="gr10" draw:layer="layout" svg:width="16.453cm" svg:height="8.975cm" svg:x="1.396cm" svg:y="18.401cm">
          <draw:text-box>
            <text:p>3a)</text:p>
            <text:p/>
            <text:p>Graph shown in (a) is not planar. </text:p>
            <text:p/>
            <text:p><text:span text:style-name="T1">Reason: Kuratowski's Theorem states that a graph is not planar if it </text:span></text:p>
            <text:p><text:span text:style-name="T1">contains K5 or K3,3 (or a homeomorphic subgraph).</text:span></text:p>
            <text:p><text:span text:style-name="T1"/></text:p>
            <text:p><text:span text:style-name="T1">This graph contains K5 given A-L-R-T-C, with subgraphs</text:span></text:p>
            <text:p><text:span text:style-name="T1"><text:tab/></text:span><text:span text:style-name="T1">A-N-T</text:span></text:p>
            <text:p><text:span text:style-name="T1"><text:tab/></text:span><text:span text:style-name="T1">A-G-I-K-S-R</text:span></text:p>
            <text:p><text:span text:style-name="T1"><text:tab/></text:span><text:span text:style-name="T1">L-J-H-E-C</text:span></text:p>
            <text:p><text:span text:style-name="T1"><text:tab/></text:span><text:span text:style-name="T1">R-S-T</text:span></text:p>
            <text:p><text:span text:style-name="T1"><text:tab/></text:span><text:span text:style-name="T1">C-M-S-R</text:span></text:p>
            <text:p><text:span text:style-name="T1"><text:tab/></text:span><text:span text:style-name="T1">C-B-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nnart Wissel</meta:initial-creator>
    <meta:creation-date>2015-04-22T11:28:12.435906868</meta:creation-date>
    <dc:date>2015-04-22T12:24:11.525806725</dc:date>
    <dc:creator>Lennart Wissel</dc:creator>
    <meta:editing-duration>PT10M38S</meta:editing-duration>
    <meta:editing-cycles>1</meta:editing-cycles>
    <meta:document-statistic meta:object-count="18"/>
    <meta:generator>LibreOffice/4.1.3.2$Linux_X86_64 LibreOffice_project/70feb7d99726f064edab4605a8ab840c50ec57a</meta:generator>
  </office:meta>
</office:document-meta>
</file>